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561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lpha</text:p>
          </table:table-cell>
          <table:table-cell office:value-type="string" table:style-name="ce1">
            <text:p>measured energy</text:p>
          </table:table-cell>
          <table:table-cell office:value-type="string" table:style-name="ce1">
            <text:p>measured var</text:p>
          </table:table-cell>
          <table:table-cell office:value-type="string" table:style-name="ce1">
            <text:p>theo E</text:p>
          </table:table-cell>
          <table:table-cell office:value-type="string" table:style-name="ce1">
            <text:p>theo var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string" table:style-name="ce1">
            <text:p>0.566904(22)</text:p>
          </table:table-cell>
          <table:table-cell office:value-type="string" table:style-name="ce1">
            <text:p>0.14243(40)</text:p>
          </table:table-cell>
          <table:table-cell office:value-type="float" office:value="0.56666666666666665" table:formula="of:= 0.5*[.A2] + 1/(8*[.A2])" table:style-name="ce1">
            <text:p>0.566666667</text:p>
          </table:table-cell>
          <table:table-cell office:value-type="float" office:value="0.14222222222222222" table:formula="of:= (1 - 4*[.A2]^2)^2/(32*[.A2]^2)" table:style-name="ce1">
            <text:p>0.142222222</text:p>
          </table:table-cell>
          <table:table-cell table:number-columns-repeated="16379"/>
        </table:table-row>
        <table:table-row table:style-name="ro1">
          <table:table-cell office:value-type="float" office:value="0.38421100000000002" table:style-name="ce1">
            <text:p>0.384211</text:p>
          </table:table-cell>
          <table:table-cell office:value-type="string" table:style-name="ce1">
            <text:p>0.5175530(60)</text:p>
          </table:table-cell>
          <table:table-cell office:value-type="string" table:style-name="ce1">
            <text:p>0.0354640(20)</text:p>
          </table:table-cell>
          <table:table-cell office:value-type="float" office:value="0.51744756464676955" table:formula="of:= 0.5*[.A3] + 1/(8*[.A3])" table:style-name="ce1">
            <text:p>0.517447565</text:p>
          </table:table-cell>
          <table:table-cell office:value-type="float" office:value="3.5503964317745614E-2" table:formula="of:= (1 - 4*[.A3]^2)^2/(32*[.A3]^2)" table:style-name="ce1">
            <text:p>0.035503964</text:p>
          </table:table-cell>
          <table:table-cell table:number-columns-repeated="16379"/>
        </table:table-row>
        <table:table-row table:style-name="ro1">
          <table:table-cell office:value-type="float" office:value="0.46842099999999998" table:style-name="ce1">
            <text:p>0.468421</text:p>
          </table:table-cell>
          <table:table-cell office:value-type="float" office:value="0.50110299999999997" table:style-name="ce1">
            <text:p>0.501103</text:p>
          </table:table-cell>
          <table:table-cell office:value-type="float" office:value="2.1359999999999999E-3" table:style-name="ce1">
            <text:p>0.002136</text:p>
          </table:table-cell>
          <table:table-cell office:value-type="float" office:value="0.50106446256786097" table:formula="of:= 0.5*[.A4] + 1/(8*[.A4])" table:style-name="ce1">
            <text:p>0.501064463</text:p>
          </table:table-cell>
          <table:table-cell office:value-type="float" office:value="2.1311912968386814E-3" table:formula="of:= (1 - 4*[.A4]^2)^2/(32*[.A4]^2)" table:style-name="ce1">
            <text:p>0.002131191</text:p>
          </table:table-cell>
          <table:table-cell table:number-columns-repeated="16379"/>
        </table:table-row>
        <table:table-row table:style-name="ro1">
          <table:table-cell office:value-type="float" office:value="0.55263200000000001" table:style-name="ce1">
            <text:p>0.552632</text:p>
          </table:table-cell>
          <table:table-cell office:value-type="string" table:style-name="ce1">
            <text:p>0.5024890(10)</text:p>
          </table:table-cell>
          <table:table-cell office:value-type="float" office:value="5.0220000000000004E-3" table:style-name="ce1">
            <text:p>0.005022</text:p>
          </table:table-cell>
          <table:table-cell office:value-type="float" office:value="0.50250630385500661" table:formula="of:= 0.5*[.A5] + 1/(8*[.A5])" table:style-name="ce1">
            <text:p>0.502506304</text:p>
          </table:table-cell>
          <table:table-cell office:value-type="float" office:value="5.025170828040419E-3" table:formula="of:= (1 - 4*[.A5]^2)^2/(32*[.A5]^2)" table:style-name="ce1">
            <text:p>0.005025171</text:p>
          </table:table-cell>
          <table:table-cell table:number-columns-repeated="16379"/>
        </table:table-row>
        <table:table-row table:style-name="ro1">
          <table:table-cell office:value-type="float" office:value="0.61578900000000003" table:style-name="ce1">
            <text:p>0.615789</text:p>
          </table:table-cell>
          <table:table-cell office:value-type="string" table:style-name="ce1">
            <text:p>0.5107420(40)</text:p>
          </table:table-cell>
          <table:table-cell office:value-type="string" table:style-name="ce1">
            <text:p>0.0220740(10)</text:p>
          </table:table-cell>
          <table:table-cell office:value-type="float" office:value="0.51088610913884458" table:formula="of:= 0.5*[.A6] + 1/(8*[.A6])" table:style-name="ce1">
            <text:p>0.510886109</text:p>
          </table:table-cell>
          <table:table-cell office:value-type="float" office:value="2.2009233022054965E-2" table:formula="of:= (1 - 4*[.A6]^2)^2/(32*[.A6]^2)" table:style-name="ce1">
            <text:p>0.022009233</text:p>
          </table:table-cell>
          <table:table-cell table:number-columns-repeated="16379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string" table:style-name="ce1">
            <text:p>0.528549(13)</text:p>
          </table:table-cell>
          <table:table-cell office:value-type="string" table:style-name="ce1">
            <text:p>0.0588080(80)</text:p>
          </table:table-cell>
          <table:table-cell office:value-type="float" office:value="0.52857142857142858" table:formula="of:= 0.5*[.A7] + 1/(8*[.A7])" table:style-name="ce1">
            <text:p>0.528571429</text:p>
          </table:table-cell>
          <table:table-cell office:value-type="float" office:value="5.8775510204081609E-2" table:formula="of:= (1 - 4*[.A7]^2)^2/(32*[.A7]^2)" table:style-name="ce1">
            <text:p>0.05877551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ohannes</meta:initial-creator>
    <dc:creator>Johannes</dc:creator>
    <meta:creation-date>2022-05-16T19:37:21Z</meta:creation-date>
    <dc:date>2022-05-19T15:11:20Z</dc:date>
    <meta:editing-duration>PT0S</meta:editing-duration>
  </office:meta>
</office:document-meta>
</file>